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image text:level="1" xlink:href="media/image1.gif" xlink:type="simple" xlink:show="embed" xlink:actuate="onLoad">
        <style:list-level-properties text:space-before="0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8958in" text:min-label-width="0.25in" text:list-level-position-and-space-mode="label-alignment">
          <style:list-level-label-alignment text:label-followed-by="listtab" fo:margin-left="1.1458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3958in" text:min-label-width="0.25in" text:list-level-position-and-space-mode="label-alignment">
          <style:list-level-label-alignment text:label-followed-by="listtab" fo:margin-left="1.6458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8958in" text:min-label-width="0.25in" text:list-level-position-and-space-mode="label-alignment">
          <style:list-level-label-alignment text:label-followed-by="listtab" fo:margin-left="2.1458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3958in" text:min-label-width="0.25in" text:list-level-position-and-space-mode="label-alignment">
          <style:list-level-label-alignment text:label-followed-by="listtab" fo:margin-left="2.6458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8958in" text:min-label-width="0.25in" text:list-level-position-and-space-mode="label-alignment">
          <style:list-level-label-alignment text:label-followed-by="listtab" fo:margin-left="3.1458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3958in" text:min-label-width="0.25in" text:list-level-position-and-space-mode="label-alignment">
          <style:list-level-label-alignment text:label-followed-by="listtab" fo:margin-left="3.6458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8958in" text:min-label-width="0.25in" text:list-level-position-and-space-mode="label-alignment">
          <style:list-level-label-alignment text:label-followed-by="listtab" fo:margin-left="4.1458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3958in" text:min-label-width="0.25in" text:list-level-position-and-space-mode="label-alignment">
          <style:list-level-label-alignment text:label-followed-by="listtab" fo:margin-left="4.6458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8958in" text:min-label-width="0.25in" text:list-level-position-and-space-mode="label-alignment">
          <style:list-level-label-alignment text:label-followed-by="listtab" fo:margin-left="5.1458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8958in" text:min-label-width="0.25in" text:list-level-position-and-space-mode="label-alignment">
          <style:list-level-label-alignment text:label-followed-by="listtab" fo:margin-left="1.1458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3958in" text:min-label-width="0.25in" text:list-level-position-and-space-mode="label-alignment">
          <style:list-level-label-alignment text:label-followed-by="listtab" fo:margin-left="1.6458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8958in" text:min-label-width="0.25in" text:list-level-position-and-space-mode="label-alignment">
          <style:list-level-label-alignment text:label-followed-by="listtab" fo:margin-left="2.1458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3958in" text:min-label-width="0.25in" text:list-level-position-and-space-mode="label-alignment">
          <style:list-level-label-alignment text:label-followed-by="listtab" fo:margin-left="2.6458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8958in" text:min-label-width="0.25in" text:list-level-position-and-space-mode="label-alignment">
          <style:list-level-label-alignment text:label-followed-by="listtab" fo:margin-left="3.1458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3958in" text:min-label-width="0.25in" text:list-level-position-and-space-mode="label-alignment">
          <style:list-level-label-alignment text:label-followed-by="listtab" fo:margin-left="3.6458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8958in" text:min-label-width="0.25in" text:list-level-position-and-space-mode="label-alignment">
          <style:list-level-label-alignment text:label-followed-by="listtab" fo:margin-left="4.1458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3958in" text:min-label-width="0.25in" text:list-level-position-and-space-mode="label-alignment">
          <style:list-level-label-alignment text:label-followed-by="listtab" fo:margin-left="4.6458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8958in" text:min-label-width="0.25in" text:list-level-position-and-space-mode="label-alignment">
          <style:list-level-label-alignment text:label-followed-by="listtab" fo:margin-left="5.1458in" fo:text-indent="-0.25in"/>
        </style:list-level-properties>
        <style:text-properties style:font-name="Wingdings"/>
      </text:list-level-style-bullet>
    </text:list-style>
    <style:style style:name="P1" style:parent-style-name="Βασικό" style:master-page-name="MP0" style:family="paragraph">
      <style:paragraph-properties fo:break-before="page"/>
      <style:text-properties fo:language="en" fo:country="US"/>
    </style:style>
    <style:style style:name="P5" style:parent-style-name="Βασικό" style:family="paragraph">
      <style:text-properties fo:language="en" fo:country="US"/>
    </style:style>
    <style:style style:name="P6" style:parent-style-name="Βασικό" style:family="paragraph">
      <style:text-properties fo:font-size="15pt" style:font-size-asian="15pt" style:font-size-complex="15pt" fo:language="en" fo:country="US"/>
    </style:style>
    <style:style style:name="P7" style:parent-style-name="Παράγραφοςλίστας" style:list-style-name="LFO1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8" style:parent-style-name="Βασικό" style:family="paragraph">
      <style:paragraph-properties fo:margin-left="0.5in">
        <style:tab-stops/>
      </style:paragraph-properties>
      <style:text-properties fo:font-size="12pt" style:font-size-asian="12pt" style:font-size-complex="12pt" fo:language="en" fo:country="US"/>
    </style:style>
    <style:style style:name="P9" style:parent-style-name="Βασικό" style:family="paragraph">
      <style:paragraph-properties fo:margin-left="0.5in">
        <style:tab-stops/>
      </style:paragraph-properties>
      <style:text-properties fo:font-size="12pt" style:font-size-asian="12pt" style:font-size-complex="12pt" fo:language="en" fo:country="US"/>
    </style:style>
    <style:style style:name="P10" style:parent-style-name="Βασικό" style:family="paragraph">
      <style:paragraph-properties fo:margin-left="0.5in">
        <style:tab-stops/>
      </style:paragraph-properties>
      <style:text-properties fo:font-size="12pt" style:font-size-asian="12pt" style:font-size-complex="12pt" fo:language="en" fo:country="US"/>
    </style:style>
    <style:style style:name="P11" style:parent-style-name="Βασικό" style:family="paragraph">
      <style:paragraph-properties fo:margin-left="0.5in">
        <style:tab-stops/>
      </style:paragraph-properties>
      <style:text-properties fo:language="en" fo:country="US"/>
    </style:style>
    <style:style style:name="P12" style:parent-style-name="Βασικό" style:family="paragraph">
      <style:paragraph-properties fo:margin-left="0.5in">
        <style:tab-stops/>
      </style:paragraph-properties>
      <style:text-properties fo:language="en" fo:country="US"/>
    </style:style>
    <style:style style:name="P13" style:parent-style-name="Βασικό" style:family="paragraph">
      <style:paragraph-properties fo:margin-left="0.5in">
        <style:tab-stops/>
      </style:paragraph-properties>
    </style:style>
    <style:style style:name="T14" style:parent-style-name="Προεπιλεγμένηγραμματοσειρά" style:family="text">
      <style:text-properties fo:language="en" fo:country="US"/>
    </style:style>
    <style:style style:name="T15" style:parent-style-name="Υπερ-σύνδεση" style:family="text">
      <style:text-properties fo:language="en" fo:country="US"/>
    </style:style>
    <style:style style:name="P16" style:parent-style-name="Βασικό" style:family="paragraph">
      <style:paragraph-properties fo:margin-left="0.5in">
        <style:tab-stops/>
      </style:paragraph-properties>
    </style:style>
    <style:style style:name="T17" style:parent-style-name="Προεπιλεγμένηγραμματοσειρά" style:family="text">
      <style:text-properties fo:language="en" fo:country="US"/>
    </style:style>
    <style:style style:name="T18" style:parent-style-name="Υπερ-σύνδεση" style:family="text">
      <style:text-properties fo:language="en" fo:country="US"/>
    </style:style>
    <style:style style:name="P19" style:parent-style-name="Βασικό" style:family="paragraph">
      <style:paragraph-properties fo:margin-left="0.5in">
        <style:tab-stops/>
      </style:paragraph-properties>
    </style:style>
    <style:style style:name="T20" style:parent-style-name="Προεπιλεγμένηγραμματοσειρά" style:family="text">
      <style:text-properties fo:language="en" fo:country="US"/>
    </style:style>
    <style:style style:name="T21" style:parent-style-name="Υπερ-σύνδεση" style:family="text">
      <style:text-properties fo:language="en" fo:country="US"/>
    </style:style>
    <style:style style:name="P22" style:parent-style-name="Βασικό" style:family="paragraph">
      <style:paragraph-properties fo:margin-left="0.5in">
        <style:tab-stops/>
      </style:paragraph-properties>
      <style:text-properties fo:language="en" fo:country="US"/>
    </style:style>
    <style:style style:name="P23" style:parent-style-name="Βασικό" style:family="paragraph">
      <style:paragraph-properties fo:margin-left="0.5in">
        <style:tab-stops/>
      </style:paragraph-properties>
      <style:text-properties fo:language="en" fo:country="US"/>
    </style:style>
    <style:style style:name="P24" style:parent-style-name="Παράγραφοςλίστας" style:list-style-name="LFO1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25" style:parent-style-name="Παράγραφοςλίστας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2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7" style:parent-style-name="Προεπιλεγμένηγραμματοσειρά" style:family="text">
      <style:text-properties style:text-position="super 66.6%" fo:font-size="12pt" style:font-size-asian="12pt" style:font-size-complex="12pt" fo:language="en" fo:country="US"/>
    </style:style>
    <style:style style:name="T2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1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P32" style:parent-style-name="Παράγραφοςλίστας" style:family="paragraph">
      <style:text-properties fo:font-size="12pt" style:font-size-asian="12pt" style:font-size-complex="12pt" fo:language="en" fo:country="US"/>
    </style:style>
    <style:style style:name="P33" style:parent-style-name="Παράγραφοςλίστας" style:list-style-name="LFO1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34" style:parent-style-name="Παράγραφοςλίστας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5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T3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7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3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P39" style:parent-style-name="Παράγραφοςλίστας" style:family="paragraph">
      <style:text-properties fo:font-size="12pt" style:font-size-asian="12pt" style:font-size-complex="12pt" fo:language="en" fo:country="US"/>
    </style:style>
    <style:style style:name="T40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T41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4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43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4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P45" style:parent-style-name="Βασικό" style:family="paragraph">
      <style:text-properties fo:font-size="12pt" style:font-size-asian="12pt" style:font-size-complex="12pt" fo:language="en" fo:country="US"/>
    </style:style>
    <style:style style:name="P46" style:parent-style-name="Παράγραφοςλίστας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7" style:parent-style-name="Παράγραφοςλίστας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8" style:parent-style-name="Παράγραφοςλίστας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9" style:parent-style-name="Παράγραφοςλίστας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0" style:parent-style-name="Παράγραφοςλίστας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1" style:parent-style-name="Παράγραφοςλίστας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2" style:parent-style-name="Παράγραφοςλίστας" style:list-style-name="LFO2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3" style:parent-style-name="Βασικό" style:family="paragraph">
      <style:paragraph-properties fo:margin-left="0.5in">
        <style:tab-stops/>
      </style:paragraph-properties>
      <style:text-properties fo:font-size="12pt" style:font-size-asian="12pt" style:font-size-complex="12pt" fo:language="en" fo:country="US"/>
    </style:style>
    <style:style style:name="P54" style:parent-style-name="Παράγραφοςλίστας" style:family="paragraph">
      <style:text-properties fo:font-size="12pt" style:font-size-asian="12pt" style:font-size-complex="12pt" fo:language="en" fo:country="US"/>
    </style:style>
    <style:style style:name="P55" style:parent-style-name="Παράγραφοςλίστας" style:family="paragraph">
      <style:text-properties fo:font-size="12pt" style:font-size-asian="12pt" style:font-size-complex="12pt" fo:language="en" fo:country="US"/>
    </style:style>
    <style:style style:name="P56" style:parent-style-name="Παράγραφοςλίστας" style:list-style-name="LFO1" style:family="paragraph">
      <style:paragraph-properties fo:margin-left="0.5in">
        <style:tab-stops/>
      </style:paragraph-properties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7" style:parent-style-name="Βασικό" style:family="paragraph">
      <style:text-properties fo:font-size="12pt" style:font-size-asian="12pt" style:font-size-complex="12pt" fo:language="en" fo:country="US"/>
    </style:style>
    <style:style style:name="P58" style:parent-style-name="Παράγραφοςλίστας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9" style:parent-style-name="Παράγραφοςλίστας" style:list-style-name="LFO3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60" style:parent-style-name="Παράγραφοςλίστας" style:family="paragraph">
      <style:text-properties fo:font-size="12pt" style:font-size-asian="12pt" style:font-size-complex="12pt" fo:language="en" fo:country="US"/>
    </style:style>
    <style:style style:name="P61" style:parent-style-name="Παράγραφοςλίστας" style:list-style-name="LFO4" style:family="paragraph"/>
    <style:style style:name="T62" style:parent-style-name="Προεπιλεγμένηγραμματοσειρά" style:family="text">
      <style:text-properties fo:language="en" fo:country="US"/>
    </style:style>
    <style:style style:name="P63" style:parent-style-name="Παράγραφοςλίστας" style:list-style-name="LFO4" style:family="paragraph"/>
    <style:style style:name="T64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6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P66" style:parent-style-name="Παράγραφοςλίστας" style:list-style-name="LFO4" style:family="paragraph"/>
    <style:style style:name="T6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68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69" style:parent-style-name="Παράγραφοςλίστας" style:list-style-name="LFO5" style:family="paragraph">
      <style:text-properties fo:font-size="12pt" style:font-size-asian="12pt" style:font-size-complex="12pt" fo:language="en" fo:country="US"/>
    </style:style>
    <style:style style:name="P70" style:parent-style-name="Παράγραφοςλίστας" style:list-style-name="LFO5" style:family="paragraph">
      <style:text-properties fo:font-size="12pt" style:font-size-asian="12pt" style:font-size-complex="12pt" fo:language="en" fo:country="US"/>
    </style:style>
    <style:style style:name="P71" style:parent-style-name="Παράγραφοςλίστας" style:list-style-name="LFO5" style:family="paragraph">
      <style:text-properties fo:font-size="12pt" style:font-size-asian="12pt" style:font-size-complex="12pt" fo:language="en" fo:country="US"/>
    </style:style>
    <style:style style:name="P72" style:parent-style-name="Παράγραφοςλίστας" style:list-style-name="LFO6" style:family="paragraph">
      <style:text-properties fo:font-size="12pt" style:font-size-asian="12pt" style:font-size-complex="12pt" fo:language="en" fo:country="US"/>
    </style:style>
    <style:style style:name="P73" style:parent-style-name="Παράγραφοςλίστας" style:list-style-name="LFO6" style:family="paragraph">
      <style:text-properties fo:font-size="12pt" style:font-size-asian="12pt" style:font-size-complex="12pt" fo:language="en" fo:country="US"/>
    </style:style>
    <style:style style:name="P74" style:parent-style-name="Παράγραφοςλίστας" style:list-style-name="LFO6" style:family="paragraph">
      <style:text-properties fo:font-size="12pt" style:font-size-asian="12pt" style:font-size-complex="12pt" fo:language="en" fo:country="US"/>
    </style:style>
    <style:style style:name="P75" style:parent-style-name="Παράγραφοςλίστας" style:list-style-name="LFO6" style:family="paragraph">
      <style:text-properties fo:font-size="12pt" style:font-size-asian="12pt" style:font-size-complex="12pt" fo:language="en" fo:country="US"/>
    </style:style>
    <style:style style:name="P76" style:parent-style-name="Βασικό" style:family="paragraph">
      <style:paragraph-properties fo:text-indent="0.5in"/>
      <style:text-properties fo:font-size="12pt" style:font-size-asian="12pt" style:font-size-complex="12pt" fo:language="en" fo:country="US"/>
    </style:style>
  </office:automatic-styles>
  <office:body>
    <office:text text:use-soft-page-breaks="true">
      <text:p text:style-name="P1"/>
      <text:p text:style-name="P5"/>
      <text:p text:style-name="P6"/>
      <text:list text:style-name="LFO1" text:continue-numbering="true">
        <text:list-item>
          <text:p text:style-name="P7">Personal Details</text:p>
        </text:list-item>
      </text:list>
      <text:p text:style-name="P8">Full Name: Ilias Mpourdakos</text:p>
      <text:p text:style-name="P9">Nationality: Greek</text:p>
      <text:p text:style-name="P10">Date of Birth: 31-12-2003</text:p>
      <text:p text:style-name="P11">Address: <text:s/>Skopelou 39, Kipseli, Athens 11361, Greece<text:s/></text:p>
      <text:p text:style-name="P12">Mobile: 69 <text:s/>55670144<text:s/></text:p>
      <text:p text:style-name="P13"><text:span text:style-name="T14">Email:<text:s/></text:span><text:a xlink:href="mailto:iliasmpourdakos2003@yahoo.gr" office:target-frame-name="_top" xlink:show="replace"><text:span text:style-name="T15">iliasmpourdakos2003@yahoo.gr</text:span></text:a></text:p>
      <text:p text:style-name="P16"><text:span text:style-name="T17">LinkedIn:<text:s/></text:span><text:a xlink:href="https://www.linkedin.com/in/hlias-bourdakos-581514247/" office:target-frame-name="_top" xlink:show="replace"><text:span text:style-name="T18">https://www.linkedin.com/in/hlias-bourdakos-581514247/</text:span></text:a></text:p>
      <text:p text:style-name="P19"><text:span text:style-name="T20">GitHub:<text:s/></text:span><text:a xlink:href="https://github.com/HliasMpGH" office:target-frame-name="_top" xlink:show="replace"><text:span text:style-name="T21">https://github.com/HliasMpGH</text:span></text:a></text:p>
      <text:p text:style-name="P22"/>
      <text:p text:style-name="P23"/>
      <text:list text:style-name="LFO1" text:continue-numbering="true">
        <text:list-item>
          <text:p text:style-name="P24">Personal Statement</text:p>
        </text:list-item>
      </text:list>
      <text:p text:style-name="P25"/>
      <text:p text:style-name="Παράγραφοςλίστας"><text:span text:style-name="T26">A driven 2</text:span><text:span text:style-name="T27">nd</text:span><text:span text:style-name="T28"><text:s/>year undergraduate student looking to earn experience in the<text:s/></text:span><text:span text:style-name="T29">IT/Software branch as well as in Business &amp; Data Analysis. Although I yet to possess any work experience, I believe I make it up with my hard-working spirit as well as with my enthusiasm to constantly learn new skills and self-development passion. During m</text:span><text:span text:style-name="T30">y education, I prioritized my studies as well as making sure all of my works were in the right standard. When I find a subject that I enjoy, I become obsessed with learning as much as I can about it as well as trying to occupy myself with different variati</text:span><text:span text:style-name="T31">ons of it. I believe that the goals I set for myself are instantly translated to a commitment.</text:span></text:p>
      <text:p text:style-name="P32"/>
      <text:list text:style-name="LFO1" text:continue-numbering="true">
        <text:list-item>
          <text:p text:style-name="P33">Education</text:p>
        </text:list-item>
      </text:list>
      <text:p text:style-name="P34"/>
      <text:p text:style-name="Παράγραφοςλίστας"><text:span text:style-name="T35">Doukas School</text:span><text:span text:style-name="T36"><text:s/>| Marousi, Greece |<text:s/></text:span><text:span text:style-name="T37">2007- 2021</text:span><text:span text:style-name="T38">(Graduation)</text:span></text:p>
      <text:p text:style-name="P39"/>
      <text:p text:style-name="Παράγραφοςλίστας"><text:span text:style-name="T40">Athens University of Economics and Business</text:span><text:span text:style-name="T41">, Dept of Management Science and Technology | At</text:span><text:span text:style-name="T42">hens, Greece |<text:s/></text:span><text:span text:style-name="T43">2021 <text:s/>– present</text:span><text:span text:style-name="T44">(Expected Graduation: 2025)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list text:style-name="LFO2" text:continue-numbering="true">
        <text:list-item>
          <text:p text:style-name="P52">Interests</text:p>
        </text:list-item>
      </text:list>
      <text:p text:style-name="P53">From a young age I started finding interests in the Computer Sciences, and more specifically, programming, when I started completing small projects in python. During my education in<text:s/>the Department of Management Science and Technology, I achieved the pleasure of extending those interests further as well as adopting new ones, like Data Bases and Data analysis,<text:s/>statistics,<text:s/>and Business analytics. I am constantly trying to educate myself<text:s/>in these topics by practicing with doing different projects(that I started on my own or with a team), as well as attending seminars and workshops that cover them. I am eager to earn more experience in these branches of CS but in a lot more!</text:p>
      <text:p text:style-name="P54"/>
      <text:p text:style-name="P55"/>
      <text:list text:style-name="LFO1" text:continue-numbering="true">
        <text:list-item>
          <text:p text:style-name="P56">Participations</text:p>
        </text:list-item>
      </text:list>
      <text:p text:style-name="P57"><text:s text:c="13"/><text:tab/><text:tab/>Currently a part of the ThinkBiz Team | 2022 – present</text:p>
      <text:p text:style-name="P58"/>
      <text:list text:style-name="LFO3" text:continue-numbering="true">
        <text:list-item>
          <text:p text:style-name="P59">Skills<text:s/></text:p>
        </text:list-item>
      </text:list>
      <text:p text:style-name="P60"><text:s text:c="4"/></text:p>
      <text:list text:style-name="LFO4" text:continue-numbering="true">
        <text:list-item>
          <text:p text:style-name="P61">Fluent<text:span text:style-name="T62"><text:s/>in Greek and English</text:span></text:p>
        </text:list-item>
        <text:list-item>
          <text:p text:style-name="P63"><text:span text:style-name="T64">Proficiency</text:span><text:span text:style-name="T65"><text:s/>in the English language given to me by the University of Michigan<text:s/></text:span></text:p>
        </text:list-item>
        <text:list-item>
          <text:p text:style-name="P66"><text:span text:style-name="T67">Working knowledge of<text:s/></text:span><text:span text:style-name="T68">computer programming</text:span></text:p>
        </text:list-item>
      </text:list>
      <text:list text:style-name="LFO5" text:continue-numbering="true">
        <text:list-item>
          <text:list>
            <text:list-item>
              <text:list>
                <text:list-item>
                  <text:p text:style-name="P69">Java<text:s/></text:p>
                </text:list-item>
                <text:list-item>
                  <text:p text:style-name="P70">SQL (with<text:s/>experience in MS SQL SERVER and SQLite)</text:p>
                </text:list-item>
                <text:list-item>
                  <text:p text:style-name="P71">Some python(currently developing this skill)</text:p>
                </text:list-item>
              </text:list>
            </text:list-item>
          </text:list>
        </text:list-item>
      </text:list>
      <text:list text:style-name="LFO6" text:continue-numbering="true">
        <text:list-item>
          <text:p text:style-name="P72">Word</text:p>
        </text:list-item>
        <text:list-item>
          <text:p text:style-name="P73">Excel</text:p>
        </text:list-item>
        <text:list-item>
          <text:p text:style-name="P74">PowerPoint</text:p>
        </text:list-item>
        <text:list-item>
          <text:p text:style-name="P75">small experience in MS ACCESS</text:p>
        </text:list-item>
      </text:list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ko" style:country-asian="KR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Κεφαλίδα" style:display-name="Κεφαλίδα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ΚεφαλίδαChar" style:display-name="Κεφαλίδα Char" style:family="text" style:parent-style-name="Προεπιλεγμένηγραμματοσειρά"/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Υπερ-σύνδεση" style:display-name="Υπερ-σύνδεση" style:family="text" style:parent-style-name="Προεπιλεγμένηγραμματοσειρά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4" xlink:href="" xlink:show="embed" xlink:actuate="onLoad"/>
  </office:styles>
  <office:automatic-styles>
    <text:list-style style:name="LFO1">
      <text:list-level-style-image text:level="1" xlink:href="media/image1.gif" xlink:type="simple" xlink:show="embed" xlink:actuate="onLoad">
        <style:list-level-properties text:space-before="0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8958in" text:min-label-width="0.25in" text:list-level-position-and-space-mode="label-alignment">
          <style:list-level-label-alignment text:label-followed-by="listtab" fo:margin-left="1.1458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3958in" text:min-label-width="0.25in" text:list-level-position-and-space-mode="label-alignment">
          <style:list-level-label-alignment text:label-followed-by="listtab" fo:margin-left="1.6458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8958in" text:min-label-width="0.25in" text:list-level-position-and-space-mode="label-alignment">
          <style:list-level-label-alignment text:label-followed-by="listtab" fo:margin-left="2.1458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3958in" text:min-label-width="0.25in" text:list-level-position-and-space-mode="label-alignment">
          <style:list-level-label-alignment text:label-followed-by="listtab" fo:margin-left="2.6458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8958in" text:min-label-width="0.25in" text:list-level-position-and-space-mode="label-alignment">
          <style:list-level-label-alignment text:label-followed-by="listtab" fo:margin-left="3.1458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3958in" text:min-label-width="0.25in" text:list-level-position-and-space-mode="label-alignment">
          <style:list-level-label-alignment text:label-followed-by="listtab" fo:margin-left="3.6458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8958in" text:min-label-width="0.25in" text:list-level-position-and-space-mode="label-alignment">
          <style:list-level-label-alignment text:label-followed-by="listtab" fo:margin-left="4.1458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3958in" text:min-label-width="0.25in" text:list-level-position-and-space-mode="label-alignment">
          <style:list-level-label-alignment text:label-followed-by="listtab" fo:margin-left="4.6458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8958in" text:min-label-width="0.25in" text:list-level-position-and-space-mode="label-alignment">
          <style:list-level-label-alignment text:label-followed-by="listtab" fo:margin-left="5.1458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8958in" text:min-label-width="0.25in" text:list-level-position-and-space-mode="label-alignment">
          <style:list-level-label-alignment text:label-followed-by="listtab" fo:margin-left="1.1458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3958in" text:min-label-width="0.25in" text:list-level-position-and-space-mode="label-alignment">
          <style:list-level-label-alignment text:label-followed-by="listtab" fo:margin-left="1.6458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8958in" text:min-label-width="0.25in" text:list-level-position-and-space-mode="label-alignment">
          <style:list-level-label-alignment text:label-followed-by="listtab" fo:margin-left="2.1458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3958in" text:min-label-width="0.25in" text:list-level-position-and-space-mode="label-alignment">
          <style:list-level-label-alignment text:label-followed-by="listtab" fo:margin-left="2.6458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8958in" text:min-label-width="0.25in" text:list-level-position-and-space-mode="label-alignment">
          <style:list-level-label-alignment text:label-followed-by="listtab" fo:margin-left="3.1458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3958in" text:min-label-width="0.25in" text:list-level-position-and-space-mode="label-alignment">
          <style:list-level-label-alignment text:label-followed-by="listtab" fo:margin-left="3.6458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8958in" text:min-label-width="0.25in" text:list-level-position-and-space-mode="label-alignment">
          <style:list-level-label-alignment text:label-followed-by="listtab" fo:margin-left="4.1458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3958in" text:min-label-width="0.25in" text:list-level-position-and-space-mode="label-alignment">
          <style:list-level-label-alignment text:label-followed-by="listtab" fo:margin-left="4.6458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8958in" text:min-label-width="0.25in" text:list-level-position-and-space-mode="label-alignment">
          <style:list-level-label-alignment text:label-followed-by="listtab" fo:margin-left="5.145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Υποσέλιδο" style:family="paragraph">
      <style:paragraph-properties fo:text-indent="1.5in"/>
    </style:style>
    <style:style style:name="T3" style:parent-style-name="Προεπιλεγμένηγραμματοσειρά" style:family="text">
      <style:text-properties fo:text-transform="uppercase" fo:color="#808080" fo:font-size="10pt" style:font-size-asian="10pt" style:font-size-complex="10pt"/>
    </style:style>
    <style:style style:name="P4" style:parent-style-name="Κεφαλίδα" style:family="paragraph">
      <style:paragraph-properties fo:text-align="end"/>
      <style:text-properties fo:color="#FFFFFF" fo:font-size="12pt" style:font-size-asian="12pt" style:font-size-complex="12pt"/>
    </style:style>
    <style:style style:family="graphic" style:name="a6" style:parent-style-name="Graphics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>
      <style:graphic-properties draw:fill="solid" draw:fill-color="#ffffff" draw:opacity="0%" draw:stroke="none"/>
    </style:style>
    <style:style style:family="graphic" style:name="a3">
      <style:graphic-properties draw:fill="solid" draw:fill-color="#4472c4" draw:opacity="100%" draw:stroke="none"/>
    </style:style>
    <style:style style:family="graphic" style:name="a5">
      <style:graphic-properties draw:fill="bitmap" draw:fill-image-name="a4" style:repeat="stretch" draw:opacity="100%" draw:stroke="none"/>
    </style:style>
  </office:automatic-styles>
  <office:master-styles>
    <style:master-page style:name="MP0" style:page-layout-name="PL0">
      <style:header>
        <text:p text:style-name="P2"><draw:frame draw:z-index="251661312" draw:style-name="a0" draw:name="Εικόνα 8" text:anchor-type="paragraph" svg:x="3.625in" svg:y="0.17431in" svg:width="2.09375in" svg:height="0.33333in" style:rel-width="scale" style:rel-height="scale"><draw:image xlink:href="media/image2.png" xlink:type="simple" xlink:show="embed" xlink:actuate="onLoad"/><svg:title/><svg:desc/></draw:frame><draw:frame draw:z-index="251660288" draw:style-name="a1" draw:name="Εικόνα 1" text:anchor-type="paragraph" svg:x="-0.13542in" svg:y="0.14514in" svg:width="2.23958in" svg:height="0.36458in" style:rel-width="scale" style:rel-height="scale"><draw:image xlink:href="media/image3.png" xlink:type="simple" xlink:show="embed" xlink:actuate="onLoad"/><svg:title/><svg:desc/></draw:frame><text:span text:style-name="T3"><draw:g draw:z-index="251659264" draw:name="Ομάδα 158" draw:id="id5" draw:style-name="a7" text:anchor-type="paragraph"><svg:title/><svg:desc/><draw:g draw:name="Ομάδα 159" draw:id="id3"><svg:title/><svg:desc/><draw:custom-shape svg:x="0in" svg:y="0in" svg:width="1.85972in" svg:height="1.11944in" draw:id="id0" draw:style-name="a2" draw:name="Ορθογώνιο 160"><svg:title/><svg:desc/><draw:enhanced-geometry draw:type="non-primitive" svg:viewBox="0 0 21600 21600" draw:enhanced-path="M 0 0 L 21600 0 21600 21600 0 21600 Z N"/></draw:custom-shape><draw:custom-shape svg:x="0.24996in" svg:y="0in" svg:width="1.59976in" svg:height="1.10945in" draw:id="id1" draw:style-name="a3" draw:name="Ορθογώνιο 1"><svg:title/><svg:desc/><draw:enhanced-geometry draw:type="non-primitive" svg:viewBox="0 0 1462822 1014481" draw:enhanced-path="M ?f0 ?f0 L ?f1 ?f0 ?f3 ?f4 ?f0 ?f2 ?f0 ?f0 Z N" draw:text-areas="?f21 ?f23 ?f22 ?f24" draw:glue-points="?f25 ?f26 ?f27 ?f26 ?f28 ?f29 ?f25 ?f30 ?f25 ?f26" draw:glue-point-leaving-directions="-90, -90, -90, -90, -90"><draw:equation draw:name="f0" draw:formula="0"/><draw:equation draw:name="f1" draw:formula="1462822"/><draw:equation draw:name="f2" draw:formula="1014481"/><draw:equation draw:name="f3" draw:formula="910372"/><draw:equation draw:name="f4" draw:formula="376306"/><draw:equation draw:name="f5" draw:formula="?f2 - ?f0"/><draw:equation draw:name="f6" draw:formula="?f1 - ?f0"/><draw:equation draw:name="f7" draw:formula="?f6 / 1462822"/><draw:equation draw:name="f8" draw:formula="?f5 / 1014481"/><draw:equation draw:name="f9" draw:formula="0 * ?f6"/><draw:equation draw:name="f10" draw:formula="0 * ?f5"/><draw:equation draw:name="f11" draw:formula="1462822 * ?f6"/><draw:equation draw:name="f12" draw:formula="1014481 * ?f5"/><draw:equation draw:name="f13" draw:formula="910372 * ?f6"/><draw:equation draw:name="f14" draw:formula="376306 * ?f5"/><draw:equation draw:name="f15" draw:formula="?f9 / 1462822"/><draw:equation draw:name="f16" draw:formula="?f10 / 1014481"/><draw:equation draw:name="f17" draw:formula="?f11 / 1462822"/><draw:equation draw:name="f18" draw:formula="?f12 / 1014481"/><draw:equation draw:name="f19" draw:formula="?f13 / 1462822"/><draw:equation draw:name="f20" draw:formula="?f14 / 1014481"/><draw:equation draw:name="f21" draw:formula="?f0 / ?f7"/><draw:equation draw:name="f22" draw:formula="?f1 / ?f7"/><draw:equation draw:name="f23" draw:formula="?f0 / ?f8"/><draw:equation draw:name="f24" draw:formula="?f2 / ?f8"/><draw:equation draw:name="f25" draw:formula="?f15 / ?f7"/><draw:equation draw:name="f26" draw:formula="?f16 / ?f8"/><draw:equation draw:name="f27" draw:formula="?f17 / ?f7"/><draw:equation draw:name="f28" draw:formula="?f19 / ?f7"/><draw:equation draw:name="f29" draw:formula="?f20 / ?f8"/><draw:equation draw:name="f30" draw:formula="?f18 / ?f8"/></draw:enhanced-geometry></draw:custom-shape><draw:custom-shape svg:x="0.24996in" svg:y="0in" svg:width="1.60976in" svg:height="1.11944in" draw:id="id2" draw:style-name="a5" draw:name="Ορθογώνιο 162"><svg:title/><svg:desc/><draw:enhanced-geometry draw:type="non-primitive" svg:viewBox="0 0 21600 21600" draw:enhanced-path="M 0 0 L 21600 0 21600 21600 0 21600 Z N"/></draw:custom-shape></draw:g><draw:frame draw:id="id4" draw:style-name="a6" draw:name="Πλαίσιο κειμένου 163" svg:x="0.25922in" svg:y="0.02071in" svg:width="0.48421in" svg:height="0.41021in" style:rel-width="scale" style:rel-height="scale"><draw:text-box><text:p text:style-name="P4"/></draw:text-box><svg:title/><svg:desc/></draw:frame></draw:g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LIAS MPOURDAKOS</meta:initial-creator>
    <dc:creator>ILIAS MPOURDAKOS</dc:creator>
    <meta:creation-date>2023-03-04T13:22:00Z</meta:creation-date>
    <dc:date>2023-03-04T16:57:00Z</dc:date>
    <meta:print-date>2023-03-04T16:57:00Z</meta:print-date>
    <meta:template xlink:href="Normal.dotm" xlink:type="simple"/>
    <meta:editing-cycles>25</meta:editing-cycles>
    <meta:editing-duration>PT8760S</meta:editing-duration>
    <meta:document-statistic meta:page-count="1" meta:paragraph-count="4" meta:word-count="391" meta:character-count="2499" meta:row-count="17" meta:non-whitespace-character-count="2112"/>
  </office:meta>
</office:document-meta>
</file>